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7944in" table:align="left"/>
    </style:style>
    <style:style style:name="Table1.A" style:family="table-column">
      <style:table-column-properties style:column-width="6.794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e14bd" officeooo:paragraph-rsid="000e14bd"/>
    </style:style>
    <style:style style:name="P2" style:family="paragraph" style:parent-style-name="Standard">
      <style:text-properties officeooo:rsid="000e5d51" officeooo:paragraph-rsid="000e5d51"/>
    </style:style>
    <style:style style:name="P3" style:family="paragraph" style:parent-style-name="Standard">
      <style:text-properties officeooo:paragraph-rsid="000e5d51"/>
    </style:style>
    <style:style style:name="P4" style:family="paragraph" style:parent-style-name="Standard">
      <style:text-properties officeooo:rsid="000e5e22" officeooo:paragraph-rsid="000e5e22"/>
    </style:style>
    <style:style style:name="P5" style:family="paragraph" style:parent-style-name="Standard">
      <style:text-properties officeooo:rsid="000fec17" officeooo:paragraph-rsid="000fec17"/>
    </style:style>
    <style:style style:name="P6" style:family="paragraph" style:parent-style-name="Standard">
      <style:text-properties officeooo:rsid="0010d2dd" officeooo:paragraph-rsid="0010d2dd"/>
    </style:style>
    <style:style style:name="P7" style:family="paragraph" style:parent-style-name="Standard">
      <style:text-properties officeooo:rsid="001296dd" officeooo:paragraph-rsid="001296dd"/>
    </style:style>
    <style:style style:name="P8" style:family="paragraph" style:parent-style-name="Text_20_body">
      <style:paragraph-properties fo:margin-left="0in" fo:margin-right="0in" fo:margin-top="0in" fo:margin-bottom="0.0417in" loext:contextual-spacing="false" fo:orphans="2" fo:widows="2" fo:text-indent="0in" style:auto-text-indent="false"/>
      <style:text-properties fo:font-variant="normal" fo:text-transform="none" fo:color="#231f20" style:font-name="Open Sans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fo:margin-left="0in" fo:margin-right="0in" fo:margin-top="0in" fo:margin-bottom="0.0417in" loext:contextual-spacing="false" fo:orphans="2" fo:widows="2" fo:text-indent="0in" style:auto-text-indent="false"/>
      <style:text-properties fo:font-variant="normal" fo:text-transform="none" fo:color="#231f20" style:font-name="Open Sans" fo:font-size="12pt" fo:letter-spacing="normal" fo:font-style="normal" fo:font-weight="normal" officeooo:paragraph-rsid="000c3f70" style:font-size-asian="12pt" style:font-size-complex="12pt"/>
    </style:style>
    <style:style style:name="P10" style:family="paragraph" style:parent-style-name="Preformatted_20_Text">
      <style:text-properties officeooo:rsid="000e14bd" officeooo:paragraph-rsid="000e14bd"/>
    </style:style>
    <style:style style:name="P11" style:family="paragraph" style:parent-style-name="Preformatted_20_Text">
      <style:text-properties officeooo:rsid="000e5e22" officeooo:paragraph-rsid="000e5e22"/>
    </style:style>
    <style:style style:name="P12" style:family="paragraph" style:parent-style-name="Preformatted_20_Text">
      <style:text-properties officeooo:rsid="0010d2dd" officeooo:paragraph-rsid="0010d2dd"/>
    </style:style>
    <style:style style:name="P13" style:family="paragraph" style:parent-style-name="Preformatted_20_Text">
      <style:text-properties officeooo:rsid="001296dd" officeooo:paragraph-rsid="001296dd"/>
    </style:style>
    <style:style style:name="P14" style:family="paragraph" style:parent-style-name="Preformatted_20_Text">
      <style:paragraph-properties fo:margin-top="0in" fo:margin-bottom="0.1965in" loext:contextual-spacing="false"/>
    </style:style>
    <style:style style:name="P15" style:family="paragraph" style:parent-style-name="Text_20_body" style:list-style-name="L1">
      <style:paragraph-properties fo:margin-top="0in" fo:margin-bottom="0.0417in" loext:contextual-spacing="false" fo:orphans="2" fo:widows="2"/>
      <style:text-properties fo:font-variant="normal" fo:text-transform="none" fo:color="#231f20" style:font-name="Open Sans" fo:font-size="12pt" fo:letter-spacing="normal" fo:font-style="normal" fo:font-weight="normal" style:font-size-asian="12pt" style:font-size-complex="12pt"/>
    </style:style>
    <style:style style:name="P16" style:family="paragraph" style:parent-style-name="Text_20_body" style:list-style-name="L2">
      <style:paragraph-properties fo:margin-top="0in" fo:margin-bottom="0.0417in" loext:contextual-spacing="false" fo:orphans="2" fo:widows="2"/>
      <style:text-properties fo:font-variant="normal" fo:text-transform="none" fo:color="#231f20" style:font-name="Open Sans" fo:font-size="12pt" fo:letter-spacing="normal" fo:font-style="normal" fo:font-weight="normal" style:font-size-asian="12pt" style:font-size-complex="12pt"/>
    </style:style>
    <style:style style:name="P17" style:family="paragraph" style:parent-style-name="Text_20_body" style:list-style-name="L2">
      <style:paragraph-properties fo:margin-top="0in" fo:margin-bottom="0.0417in" loext:contextual-spacing="false" fo:orphans="2" fo:widows="2"/>
      <style:text-properties fo:font-variant="normal" fo:text-transform="none" fo:color="#231f20" style:font-name="Open Sans" fo:font-size="12pt" fo:letter-spacing="normal" fo:font-style="normal" fo:font-weight="normal" officeooo:rsid="000ab9e8" officeooo:paragraph-rsid="000ab9e8" style:font-size-asian="12pt" style:font-size-complex="12pt"/>
    </style:style>
    <style:style style:name="P18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231f20" style:font-name="Open Sans" fo:font-size="12pt" fo:letter-spacing="normal" fo:font-style="normal" fo:font-weight="normal" style:font-size-asian="12pt" style:font-size-complex="12pt"/>
    </style:style>
    <style:style style:name="T1" style:family="text">
      <style:text-properties officeooo:rsid="000c3f7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style="normal" fo:font-weight="bold"/>
    </style:style>
    <style:style style:name="T5" style:family="text">
      <style:text-properties fo:font-size="12pt" fo:font-weight="bold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Emphasis"><text:span text:style-name="T4">Customer Buying Patterns Report</text:span></text:span></text:p>
      <text:p text:style-name="P9"><text:span text:style-name="Strong_20_Emphasis"><text:span text:style-name="T5"/></text:span></text:p>
      <text:p text:style-name="P9"><text:span text:style-name="Strong_20_Emphasis"><text:span text:style-name="T2">Data Mining for the Masses: Cross-Validation (pages 221-227)</text:span></text:span></text:p>
      <text:p text:style-name="P9"><text:span text:style-name="Strong_20_Emphasis"><text:span text:style-name="T6"/></text:span></text:p>
      <text:p text:style-name="P9">A zip file that includes:</text:p>
      <text:list xml:id="list2364833916" text:style-name="L1">
        <text:list-item>
          <text:p text:style-name="P15">A two to three page Word or PowerPoint document in which you:</text:p>
          <text:list>
            <text:list-item>
              <text:p text:style-name="P18">Summarize your findings and conclusions regarding the questions posed about customer purchasing behavior</text:p>
            </text:list-item>
            <text:list-item>
              <text:p text:style-name="P18">Explain how the results of each classifier you ran support your conclusions</text:p>
            </text:list-item>
          </text:list>
        </text:list-item>
        <text:list-item>
          <text:p text:style-name="P15">A narrative explaining the results of each algorithm you ran in RapidMiner, but the technical output is not needed in the report itself. Please only include it in a separate file so the mentors may review your work.</text:p>
        </text:list-item>
      </text:list>
      <text:p text:style-name="P8"/>
      <text:p text:style-name="P8"><text:tab/>Blackwell Electronics’ CTO Danielle Sherman has asked you to use data mining methods to explore the customer transaction data collected from recent online and in-store sales to infer any insights and conclusions about customer purchasing behavior, specifically:</text:p>
      <text:list xml:id="list2131599965" text:style-name="L2">
        <text:list-item>
          <text:p text:style-name="P16">Do customers in different regions spend more per transaction? Which regions spend the most/least?</text:p>
          <text:list>
            <text:list-item>
              <text:p text:style-name="P17">Yes – regions 3 and 4 spend the most at all price points (discrete buckets of pricing), region 2 spends only in the first bucket of pricing up to appox. $750 and the least over all <text:span text:style-name="T1">in higher price ranges.</text:span></text:p>
            </text:list-item>
          </text:list>
        </text:list-item>
        <text:list-item>
          <text:p text:style-name="P16">Are there differences in the age of customers between regions? If so, can we predict the age of a customer in a region based on other demographic data?</text:p>
        </text:list-item>
        <text:list-item>
          <text:p text:style-name="P16">Is there any correlation between age of a customer and if the transaction was made online or in the store? Or do other factors correlate to an online or in-store transaction?</text:p>
        </text:list-item>
        <text:list-item>
          <text:p text:style-name="P16">Is there a relationship between the number of items purchased and amount spent?</text:p>
        </text:list-item>
      </text:list>
      <text:p text:style-name="Standard"/>
      <text:p text:style-name="Standard"/>
      <text:p text:style-name="Standard"/>
      <text:p text:style-name="P5">Performance Criterion:</text:p>
      <text:p text:style-name="P5"/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span text:style-name="T3">accuracy</text:span> (optional) </text:p>
          </table:table-cell>
        </table:table-row>
        <table:table-row>
          <table:table-cell table:style-name="Table1.A1" office:value-type="string">
            <text:p text:style-name="Table_20_Contents">Relative number of correctly classified examples or in other words percentage of correct predictions </text:p>
          </table:table-cell>
        </table:table-row>
      </table:table>
      <text:p text:style-name="P5"/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T3">kappa</text:span> (optional) </text:p>
          </table:table-cell>
        </table:table-row>
        <table:table-row>
          <table:table-cell table:style-name="Table2.A1" office:value-type="string">
            <text:p text:style-name="Table_20_Contents">The kappa statistics for the classification. It is generally thought to be a more robust measure than simple percentage correct prediction calculation since it takes into account the correct prediction occurring by chance. </text:p>
          </table:table-cell>
        </table:table-row>
      </table:table>
      <text:p text:style-name="P5"/>
      <text:p text:style-name="Standard"><text:soft-page-break/></text:p>
      <text:p text:style-name="P1">For the decision tree model:</text:p>
      <text:p text:style-name="P1"/>
      <text:p text:style-name="P10">PerformanceVector:</text:p>
      <text:p text:style-name="Preformatted_20_Text">accuracy: 60.03% +/- 0.87% (micro average: 60.03%)</text:p>
      <text:p text:style-name="Preformatted_20_Text">ConfusionMatrix:</text:p>
      <text:p text:style-name="Preformatted_20_Text">True: <text:s text:c="2"/>3 <text:s text:c="6"/>2 <text:s text:c="6"/>1 <text:s text:c="6"/>4</text:p>
      <text:p text:style-name="Preformatted_20_Text">3: <text:s text:c="5"/>897 <text:s text:c="4"/>0 <text:s text:c="6"/>701 <text:s text:c="4"/>329</text:p>
      <text:p text:style-name="Preformatted_20_Text">2: <text:s text:c="5"/>200 <text:s text:c="4"/>2544 <text:s text:c="3"/>260 <text:s text:c="4"/>358</text:p>
      <text:p text:style-name="Preformatted_20_Text">1: <text:s text:c="5"/>59 <text:s text:c="5"/>0 <text:s text:c="6"/>69 <text:s text:c="5"/>33</text:p>
      <text:p text:style-name="Preformatted_20_Text">4: <text:s text:c="5"/>1051 <text:s text:c="3"/>0 <text:s text:c="6"/>1006 <text:s text:c="3"/>2493</text:p>
      <text:p text:style-name="Preformatted_20_Text">kappa: 0.447 +/- 0.012 (micro average: 0.447)</text:p>
      <text:p text:style-name="Preformatted_20_Text">ConfusionMatrix:</text:p>
      <text:p text:style-name="Preformatted_20_Text">True: <text:s text:c="2"/>3 <text:s text:c="6"/>2 <text:s text:c="6"/>1 <text:s text:c="6"/>4</text:p>
      <text:p text:style-name="Preformatted_20_Text">3: <text:s text:c="5"/>897 <text:s text:c="4"/>0 <text:s text:c="6"/>701 <text:s text:c="4"/>329</text:p>
      <text:p text:style-name="Preformatted_20_Text">2: <text:s text:c="5"/>200 <text:s text:c="4"/>2544 <text:s text:c="3"/>260 <text:s text:c="4"/>358</text:p>
      <text:p text:style-name="Preformatted_20_Text">1: <text:s text:c="5"/>59 <text:s text:c="5"/>0 <text:s text:c="6"/>69 <text:s text:c="5"/>33</text:p>
      <text:p text:style-name="P14">4: <text:s text:c="5"/>1051 <text:s text:c="3"/>0 <text:s text:c="6"/>1006 <text:s text:c="3"/>2493</text:p>
      <text:p text:style-name="P1">For the Random Forest Model:</text:p>
      <text:p text:style-name="P1"/>
      <text:p text:style-name="P2">Using 100 example trees:</text:p>
      <text:p text:style-name="P2"/>
      <text:p text:style-name="P3">PerformanceVector:</text:p>
      <text:p text:style-name="Preformatted_20_Text">accuracy: 59.23% +/- 1.04% (micro average: 59.23%)</text:p>
      <text:p text:style-name="Preformatted_20_Text">ConfusionMatrix:</text:p>
      <text:p text:style-name="Preformatted_20_Text">True: <text:s text:c="2"/>3 <text:s text:c="6"/>2 <text:s text:c="6"/>1 <text:s text:c="6"/>4</text:p>
      <text:p text:style-name="Preformatted_20_Text">3: <text:s text:c="5"/>826 <text:s text:c="4"/>0 <text:s text:c="6"/>631 <text:s text:c="4"/>388</text:p>
      <text:p text:style-name="Preformatted_20_Text">2: <text:s text:c="5"/>200 <text:s text:c="4"/>2544 <text:s text:c="3"/>260 <text:s text:c="4"/>358</text:p>
      <text:p text:style-name="Preformatted_20_Text">1: <text:s text:c="5"/>280 <text:s text:c="4"/>0 <text:s text:c="6"/>330 <text:s text:c="4"/>244</text:p>
      <text:p text:style-name="Preformatted_20_Text">4: <text:s text:c="5"/>901 <text:s text:c="4"/>0 <text:s text:c="6"/>815 <text:s text:c="4"/>2223</text:p>
      <text:p text:style-name="Preformatted_20_Text">kappa: 0.441 +/- 0.014 (micro average: 0.441)</text:p>
      <text:p text:style-name="Preformatted_20_Text">ConfusionMatrix:</text:p>
      <text:p text:style-name="Preformatted_20_Text">True: <text:s text:c="2"/>3 <text:s text:c="6"/>2 <text:s text:c="6"/>1 <text:s text:c="6"/>4</text:p>
      <text:p text:style-name="Preformatted_20_Text">3: <text:s text:c="5"/>826 <text:s text:c="4"/>0 <text:s text:c="6"/>631 <text:s text:c="4"/>388</text:p>
      <text:p text:style-name="Preformatted_20_Text">2: <text:s text:c="5"/>200 <text:s text:c="4"/>2544 <text:s text:c="3"/>260 <text:s text:c="4"/>358</text:p>
      <text:p text:style-name="Preformatted_20_Text">1: <text:s text:c="5"/>280 <text:s text:c="4"/>0 <text:s text:c="6"/>330 <text:s text:c="4"/>244</text:p>
      <text:p text:style-name="P14">4: <text:s text:c="5"/>901 <text:s text:c="4"/>0 <text:s text:c="6"/>815 <text:s text:c="4"/>2223</text:p>
      <text:p text:style-name="P2"/>
      <text:p text:style-name="P1"/>
      <text:p text:style-name="P1">For the Gradient Boosting Tree Model:</text:p>
      <text:p text:style-name="P1"/>
      <text:p text:style-name="P4">Using 100 example trees:</text:p>
      <text:p text:style-name="P4"/>
      <text:p text:style-name="P11">PerformanceVector:</text:p>
      <text:p text:style-name="Preformatted_20_Text">accuracy: 59.40% +/- 1.05% (micro average: 59.40%)</text:p>
      <text:p text:style-name="Preformatted_20_Text">ConfusionMatrix:</text:p>
      <text:p text:style-name="Preformatted_20_Text">True: <text:s text:c="2"/>3 <text:s text:c="6"/>2 <text:s text:c="6"/>1 <text:s text:c="6"/>4</text:p>
      <text:p text:style-name="Preformatted_20_Text">3: <text:s text:c="5"/>805 <text:s text:c="4"/>0 <text:s text:c="6"/>609 <text:s text:c="4"/>362</text:p>
      <text:p text:style-name="Preformatted_20_Text">2: <text:s text:c="5"/>200 <text:s text:c="4"/>2544 <text:s text:c="3"/>260 <text:s text:c="4"/>358</text:p>
      <text:p text:style-name="Preformatted_20_Text">1: <text:s text:c="5"/>300 <text:s text:c="4"/>0 <text:s text:c="6"/>345 <text:s text:c="4"/>247</text:p>
      <text:p text:style-name="Preformatted_20_Text">4: <text:s text:c="5"/>902 <text:s text:c="4"/>0 <text:s text:c="6"/>822 <text:s text:c="4"/>2246</text:p>
      <text:p text:style-name="Preformatted_20_Text">kappa: 0.444 +/- 0.014 (micro average: 0.443)</text:p>
      <text:p text:style-name="Preformatted_20_Text">ConfusionMatrix:</text:p>
      <text:p text:style-name="Preformatted_20_Text">True: <text:s text:c="2"/>3 <text:s text:c="6"/>2 <text:s text:c="6"/>1 <text:s text:c="6"/>4</text:p>
      <text:p text:style-name="Preformatted_20_Text"><text:soft-page-break/>3: <text:s text:c="5"/>805 <text:s text:c="4"/>0 <text:s text:c="6"/>609 <text:s text:c="4"/>362</text:p>
      <text:p text:style-name="Preformatted_20_Text">2: <text:s text:c="5"/>200 <text:s text:c="4"/>2544 <text:s text:c="3"/>260 <text:s text:c="4"/>358</text:p>
      <text:p text:style-name="Preformatted_20_Text">1: <text:s text:c="5"/>300 <text:s text:c="4"/>0 <text:s text:c="6"/>345 <text:s text:c="4"/>247</text:p>
      <text:p text:style-name="P14">4: <text:s text:c="5"/>902 <text:s text:c="4"/>0 <text:s text:c="6"/>822 <text:s text:c="4"/>2246</text:p>
      <text:p text:style-name="P4"/>
      <text:p text:style-name="P1"/>
      <text:p text:style-name="P1">For the ID3 model:</text:p>
      <text:p text:style-name="P1"/>
      <text:p text:style-name="P6">only works on nominal values. Since items range is 1-8, added discretization by binning operator with 8 bins.</text:p>
      <text:p text:style-name="P6"/>
      <text:p text:style-name="P12">PerformanceVector:</text:p>
      <text:p text:style-name="Preformatted_20_Text">accuracy: 59.31% +/- 1.09% (micro average: 59.31%)</text:p>
      <text:p text:style-name="Preformatted_20_Text">ConfusionMatrix:</text:p>
      <text:p text:style-name="Preformatted_20_Text">True: <text:s text:c="2"/>3 <text:s text:c="6"/>2 <text:s text:c="6"/>1 <text:s text:c="6"/>4</text:p>
      <text:p text:style-name="Preformatted_20_Text">3: <text:s text:c="5"/>826 <text:s text:c="4"/>0 <text:s text:c="6"/>609 <text:s text:c="4"/>394</text:p>
      <text:p text:style-name="Preformatted_20_Text">2: <text:s text:c="5"/>200 <text:s text:c="4"/>2544 <text:s text:c="3"/>260 <text:s text:c="4"/>358</text:p>
      <text:p text:style-name="Preformatted_20_Text">1: <text:s text:c="5"/>313 <text:s text:c="4"/>0 <text:s text:c="6"/>370 <text:s text:c="4"/>270</text:p>
      <text:p text:style-name="Preformatted_20_Text">4: <text:s text:c="5"/>868 <text:s text:c="4"/>0 <text:s text:c="6"/>797 <text:s text:c="4"/>2191</text:p>
      <text:p text:style-name="Preformatted_20_Text">kappa: 0.443 +/- 0.015 (micro average: 0.443)</text:p>
      <text:p text:style-name="Preformatted_20_Text">ConfusionMatrix:</text:p>
      <text:p text:style-name="Preformatted_20_Text">True: <text:s text:c="2"/>3 <text:s text:c="6"/>2 <text:s text:c="6"/>1 <text:s text:c="6"/>4</text:p>
      <text:p text:style-name="Preformatted_20_Text">3: <text:s text:c="5"/>826 <text:s text:c="4"/>0 <text:s text:c="6"/>609 <text:s text:c="4"/>394</text:p>
      <text:p text:style-name="Preformatted_20_Text">2: <text:s text:c="5"/>200 <text:s text:c="4"/>2544 <text:s text:c="3"/>260 <text:s text:c="4"/>358</text:p>
      <text:p text:style-name="Preformatted_20_Text">1: <text:s text:c="5"/>313 <text:s text:c="4"/>0 <text:s text:c="6"/>370 <text:s text:c="4"/>270</text:p>
      <text:p text:style-name="P14">4: <text:s text:c="5"/>868 <text:s text:c="4"/>0 <text:s text:c="6"/>797 <text:s text:c="4"/>2191</text:p>
      <text:p text:style-name="P7">For an item predictor model:</text:p>
      <text:p text:style-name="P7"/>
      <text:p text:style-name="P13">PerformanceVector:</text:p>
      <text:p text:style-name="Preformatted_20_Text">accuracy: 14.91% +/- 0.09% (micro average: 14.91%)</text:p>
      <text:p text:style-name="Preformatted_20_Text">ConfusionMatrix:</text:p>
      <text:p text:style-name="Preformatted_20_Text">True: <text:s text:c="2"/>range1 [-∞ - 1.875] <text:s text:c="4"/>range2 [1.875 - 2.750] <text:s/>range3 [2.750 - 3.625] <text:s/>range4 [3.625 - 4.500] <text:s/>range5 [4.500 - 5.375] <text:s/>range6 [5.375 - 6.250] <text:s/>range7 [6.250 - 7.125] <text:s/>range8 [7.125 - ∞]</text:p>
      <text:p text:style-name="Preformatted_20_Text">range1 [-∞ - 1.875]: <text:s text:c="3"/>0 <text:s text:c="6"/>0 <text:s text:c="6"/>0 <text:s text:c="6"/>0 <text:s text:c="6"/>1 <text:s text:c="6"/>0 <text:s text:c="6"/>1 <text:s text:c="6"/>0</text:p>
      <text:p text:style-name="Preformatted_20_Text">range2 [1.875 - 2.750]: 0 <text:s text:c="6"/>0 <text:s text:c="6"/>0 <text:s text:c="6"/>0 <text:s text:c="6"/>0 <text:s text:c="6"/>0 <text:s text:c="6"/>0 <text:s text:c="6"/>0</text:p>
      <text:p text:style-name="Preformatted_20_Text">range3 [2.750 - 3.625]: 0 <text:s text:c="6"/>0 <text:s text:c="6"/>0 <text:s text:c="6"/>1 <text:s text:c="6"/>1 <text:s text:c="6"/>1 <text:s text:c="6"/>1 <text:s text:c="6"/>4</text:p>
      <text:p text:style-name="Preformatted_20_Text">range4 [3.625 - 4.500]: 2 <text:s text:c="6"/>0 <text:s text:c="6"/>1 <text:s text:c="6"/>1 <text:s text:c="6"/>5 <text:s text:c="6"/>3 <text:s text:c="6"/>2 <text:s text:c="6"/>0</text:p>
      <text:p text:style-name="Preformatted_20_Text">range5 [4.500 - 5.375]: 1 <text:s text:c="6"/>0 <text:s text:c="6"/>2 <text:s text:c="6"/>3 <text:s text:c="6"/>3 <text:s text:c="6"/>2 <text:s text:c="6"/>3 <text:s text:c="6"/>0</text:p>
      <text:p text:style-name="Preformatted_20_Text">range6 [5.375 - 6.250]: 691 <text:s text:c="4"/>1441 <text:s text:c="3"/>1459 <text:s text:c="3"/>1448 <text:s text:c="3"/>1308 <text:s text:c="3"/>1487 <text:s text:c="3"/>1385 <text:s text:c="3"/>740</text:p>
      <text:p text:style-name="Preformatted_20_Text">range7 [6.250 - 7.125]: 0 <text:s text:c="6"/>0 <text:s text:c="6"/>0 <text:s text:c="6"/>0 <text:s text:c="6"/>0 <text:s text:c="6"/>0 <text:s text:c="6"/>0 <text:s text:c="6"/>1</text:p>
      <text:p text:style-name="P14">range8 [7.125 - ∞]: <text:s text:c="4"/>0 <text:s text:c="6"/>0 <text:s text:c="6"/>0 <text:s text:c="6"/>0 <text:s text:c="6"/>0 <text:s text:c="6"/>1 <text:s text:c="6"/>1 <text:s text:c="6"/>0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30T09:48:12.371000000</meta:creation-date>
    <dc:date>2019-07-01T08:05:58.468000000</dc:date>
    <meta:editing-duration>PT18H55M20S</meta:editing-duration>
    <meta:editing-cycles>2</meta:editing-cycles>
    <meta:generator>LibreOffice/6.2.4.2$Windows_X86_64 LibreOffice_project/2412653d852ce75f65fbfa83fb7e7b669a126d64</meta:generator>
    <meta:document-statistic meta:table-count="2" meta:image-count="0" meta:object-count="0" meta:page-count="3" meta:paragraph-count="98" meta:word-count="773" meta:character-count="5124" meta:non-whitespace-character-count="3373"/>
  </office:meta>
</office:document-meta>
</file>